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224da" officeooo:paragraph-rsid="000224da"/>
    </style:style>
    <style:style style:name="P2" style:family="paragraph" style:parent-style-name="Standard">
      <style:text-properties officeooo:rsid="00035b0f" officeooo:paragraph-rsid="00035b0f"/>
    </style:style>
    <style:style style:name="P3" style:family="paragraph" style:parent-style-name="Standard">
      <style:text-properties officeooo:rsid="00049e9c" officeooo:paragraph-rsid="00049e9c"/>
    </style:style>
    <style:style style:name="T1" style:family="text">
      <style:text-properties officeooo:rsid="00035b0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hapter 7 Review</text:p>
      <text:p text:style-name="Standard"/>
      <text:p text:style-name="Standard">[1] What is the difference between a declaration and a definition?</text:p>
      <text:p text:style-name="P1">A declaration introduces a name and specifies its type, while a definition actually creates/allocates <text:s/>storage for that entity. A declaration tells the compiler “this thing exists, “while a definition tells it “here’s the actual thing.” you can have multiple declarations of the same entity, but only one definition.</text:p>
      <text:p text:style-name="Standard">[2] How do we syntactically distinguish between a function declaration and a function definition?</text:p>
      <text:p text:style-name="P1">A function declaration ends with a semicolon after the parameter list (ie; int add(int a, int b); ), while a function definition includes the function body enclosed in braces (ie; int add(int a, int b) {return a + b;})</text:p>
      <text:p text:style-name="Standard">[3] How do we syntactically distinguish between a variable declaration and a variable definition?</text:p>
      <text:p text:style-name="P1">In c++, most variable statements are both declarations and definitions. However, you can have a declaration-only using the extern keyword without initialization (ie; extern int x; is declaration only, while int x; or int x = 5; are both declaration and definition</text:p>
      <text:p text:style-name="Standard">[4] Why can’t you use the functions in the calculator program from Chapter 5 without declaring one or more of them first?</text:p>
      <text:p text:style-name="P1">C++ requires that functions be declared before they are used. The compiler needs to know the function’s signature (return type, name, and parameters) before it encounters a call to that function. Without a declaration, the compiler doesn’t know how to handle the function call</text:p>
      <text:p text:style-name="Standard">[5] Is int a; a definition or just a declaration?</text:p>
      <text:p text:style-name="P1">Int a; is both a declaration and a definition. It declares the variable a as havinng type int and defines it by allocating storage for it (though it’s uninitialized</text:p>
      <text:p text:style-name="Standard">[6] Why is it a good idea to initialize variables as they are declared?</text:p>
      <text:p text:style-name="P1">Initializing variables prevents undefined behavior from using uninitialized values, makes code more readable and maintainable, reduces bugs, and <text:soft-page-break/>ensures predictable program behavior. Uninitialized variables contain garbage values that can lead to unpredictable results</text:p>
      <text:p text:style-name="Standard">[7] What can a function declaration consist of?</text:p>
      <text:p text:style-name="P1">A function declaration consists of:</text:p>
      <text:p text:style-name="P1">- return type</text:p>
      <text:p text:style-name="P1">- function name</text:p>
      <text:p text:style-name="P1">- parameter list (with parameter types, names optional)</text:p>
      <text:p text:style-name="P1">- ssemicolon</text:p>
      <text:p text:style-name="P1">example: double sqrt((double x);</text:p>
      <text:p text:style-name="Standard">[8] What is the suffix return type notation, and why might you use it?</text:p>
      <text:p text:style-name="P1">Suffix return type notation uses auto and the → opreator to specify the return type after the parameter list (ie; auto add(int a, int b) → int). You might use it when the return type depends on template parameters or is complex to express, or for consistency in function declarations</text:p>
      <text:p text:style-name="Standard">[9] What good does indentation do?</text:p>
      <text:p text:style-name="P1">Indentation makes code structure visually clear, shows the logical organization and nesting levels, improves readability and maintainability, helps identify scope boundaries, and makes it easier to spot errors in code structure</text:p>
      <text:p text:style-name="Standard">[10] What is the scope of a declaration?</text:p>
      <text:p text:style-name="P1">The scope of a declaration is the portion of the program where the name can be used. It extends from the point of declaration to the end of the scope in which it was declared.</text:p>
      <text:p text:style-name="Standard">[11] What kinds of scope are there? Give an example of each.</text:p>
      <text:p text:style-name="P1">- Global scope: declared outside all functions/classes. Example: int global_var;</text:p>
      <text:p text:style-name="P1">- local/block scope: only for labels, example: labels in goto statements</text:p>
      <text:p text:style-name="P1">- class scope: members of a class. Example: class MyClass {int member; };</text:p>
      <text:p text:style-name="P1">- namespace scope: within a namespace. Example: namespace ns {int var;}</text:p>
      <text:p text:style-name="Standard">[12] What is the difference between a class scope and local scope?</text:p>
      <text:p text:style-name="P1"><text:soft-page-break/>Class scope refers to the scope of class members (accessibel throughout the class and by objects of that class), while local scope refers to variables declared within a function or block (only accessible within that function/block). Class scope persists for the lifetime of objects, while local scope ends when the block/function ends.</text:p>
      <text:p text:style-name="Standard">[13] Why should a programmer minimize the number of global variables?</text:p>
      <text:p text:style-name="P1">Global variables can be modified from anywhere in the program (makinng debugging difficult), create dependencies between different parts of code, make code less modular and reusable, can cause naming conflicts, make it harder to reason about program state, and can lead to initialization order problems</text:p>
      <text:p text:style-name="Standard">[14] What is the difference between pass-by-value and pass-by-reference?</text:p>
      <text:p text:style-name="P1">Pass-by-value creates a copy of the argument (changes don’t affect the original) while pass-by-reference passes the actual object (changes affect the original). Pass-by-value: func(int x), pass-by-reference: func(int&amp; x).</text:p>
      <text:p text:style-name="Standard">[15] What is the difference between pass-by-reference and pass-by-const-reference?</text:p>
      <text:p text:style-name="P1">Pass-by-reference allows the cuntion to modify the original object (func(int&amp; x)), while pass-by-const-reference prevents modification of the original object (func(const int&amp; x)). Const reference is often used for efficiency (avoiding copies) while ensuring the function doesn’t change the argument</text:p>
      <text:p text:style-name="Standard">[16] What is a swap()?</text:p>
      <text:p text:style-name="P1">A swap <text:span text:style-name="T1">function exchanges the values of two variables</text:span></text:p>
      <text:p text:style-name="Standard">[17] Would you ever define a function with a vector&lt;double&gt; as a by-value parameter?</text:p>
      <text:p text:style-name="P2">Generally no, because passing a large vector by value creates an expensive copy operation. It;s better to use pass-by-reference or pass-by-const-reference for efficiency. You might only pass by value if you specifically need a copy and the vector is small</text:p>
      <text:p text:style-name="Standard">[18] Give an example of undefined order of evaluation. Why can undefined order of evaluation be a problem?</text:p>
      <text:p text:style-name="P2">Example: cout &lt;&lt; ++i &lt;&lt; ‘ ‘ &lt;&lt; i++; the problem is that it’s undefined whether ++i or i++ is evaluated first, so the output is unpredictable. This <text:soft-page-break/>can lead to different behavior on different compilers or even different runs of the same program</text:p>
      <text:p text:style-name="Standard">[19] What do x&amp;&amp;y and x||y, respectively, mean?</text:p>
      <text:p text:style-name="P2">- x&amp;&amp;y is the logical AND operator: true if both x and y are true</text:p>
      <text:p text:style-name="P2">-x||y is the logical OR opreator: true if either x or y (or both) are true</text:p>
      <text:p text:style-name="Standard">[20] Which of the following is standard-conforming C++: functions within functions, functions within classes, classes within classes, classes within functions?</text:p>
      <text:p text:style-name="Standard">- <text:span text:style-name="T1">functions within functions: no (not allowed in c++)</text:span></text:p>
      <text:p text:style-name="Standard">- <text:span text:style-name="T1">functions within classes: yes (member functions)</text:span></text:p>
      <text:p text:style-name="Standard">- <text:span text:style-name="T1">classes within classes: yes (nested classes)</text:span></text:p>
      <text:p text:style-name="Standard">- <text:span text:style-name="T1">classes within functions: yes (local classes)</text:span></text:p>
      <text:p text:style-name="Standard">[21] What goes into an activation record?</text:p>
      <text:p text:style-name="P2">An activation record (stack frame) contains:</text:p>
      <text:p text:style-name="P2">- local variables</text:p>
      <text:p text:style-name="P2">- function parameters</text:p>
      <text:p text:style-name="P2">- return address</text:p>
      <text:p text:style-name="P2">- saved registers</text:p>
      <text:p text:style-name="P2">- return value space</text:p>
      <text:p text:style-name="P2">- dynamic link to caller’s activation record</text:p>
      <text:p text:style-name="Standard">[22] What is a call stack and why do we need one?</text:p>
      <text:p text:style-name="P2">A call stack is a data structure that keeps track of function calls in a program. We need it to manage function calls and returns, store local variables and parameters for each function call, handle nested function calls properly, and enable proper cleanup when functions return</text:p>
      <text:p text:style-name="Standard">[23] What is the purpose of a namespace?</text:p>
      <text:p text:style-name="P2">Namespaces prevent naming conflicts by grouping related declarations together, organize code logically, allow the same name to be used in different contexts without conflict, and provide a way to control the visibility and accessibility of names</text:p>
      <text:p text:style-name="Standard"><text:soft-page-break/>[24] How does a namespace differ from a class?</text:p>
      <text:p text:style-name="P2">Namespaces are primarily for organizing names and preventing conflicts (no instances created), while classes define new types and can have instances (objects). Namespaces don’t have access control (public/private), inheritance, or constructors/destructors like classes do</text:p>
      <text:p text:style-name="Standard">[25] What is a using declaration?</text:p>
      <text:p text:style-name="P2">A using declaration brings a specific name from a namespace into the current scope. Example: using std::cout; allows you to use cout instead of std:cout. Its more selective than a using directive</text:p>
      <text:p text:style-name="Standard">[26] Why should you avoid using directives in a header?</text:p>
      <text:p text:style-name="P3">Using directives in headers (like using namespace std;) affect every file that includes that header, potentially causing naming conflicts, polluting the global namespace, and making code less predictable. It defeats the purpose of namespaces</text:p>
      <text:p text:style-name="Standard">[27] What is namespace std?</text:p>
      <text:p text:style-name="P3">Namespace std is the standard namespace that contains all the standard library components (like <text:s/>cout, cin, vector, string, etc). IT prevents standard library names from conflicting with user-defined nam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US" style:letter-kerning="tru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US" style:letter-kerning="tru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2f5496" loext:opacity="100%"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2f5496" fo:border-bottom="0.51pt solid #2f5496"/>
      <style:text-properties fo:color="#2f5496" loext:opacity="100%" fo:font-style="italic" style:font-style-asian="italic"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_20_Char" style:display-name="Heading 3 Char" style:family="text" style:parent-style-name="Default_20_Paragraph_20_Font" loext:linked-style-name="Heading_20_3">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Heading_20_4_20_Char" style:display-name="Heading 4 Char" style:family="text" style:parent-style-name="Default_20_Paragraph_20_Font" loext:linked-style-name="Heading_20_4">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_20_Char" style:display-name="Heading 5 Char" style:family="text" style:parent-style-name="Default_20_Paragraph_20_Font" loext:linked-style-name="Heading_20_5">
      <style:text-properties fo:color="#2f5496" loext:opacity="100%" style:font-name-asian="F"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2f5496" loext:opacity="100%"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2f5496"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2f5496" loext:opacity="100%" fo:letter-spacing="0.0035in"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vid J Stafford</meta:initial-creator>
    <meta:editing-cycles>2</meta:editing-cycles>
    <meta:creation-date>2025-03-11T14:40:00</meta:creation-date>
    <dc:date>2025-06-16T21:35:19.095801788</dc:date>
    <meta:editing-duration>PT2M18S</meta:editing-duration>
    <meta:generator>LibreOffice/7.3.7.2$Linux_X86_64 LibreOffice_project/30$Build-2</meta:generator>
    <meta:document-statistic meta:table-count="0" meta:image-count="0" meta:object-count="0" meta:page-count="5" meta:paragraph-count="73" meta:word-count="1278" meta:character-count="8070" meta:non-whitespace-character-count="6863"/>
    <meta:user-defined meta:name="AppVersion">16.0000</meta:user-defined>
    <meta:user-defined meta:name="MSIP_Label_2d360780-cf75-4e00-a371-00f6922cc12d_ActionId">1319596d-c4f6-4a63-96c0-f4458ac8fadb</meta:user-defined>
    <meta:user-defined meta:name="MSIP_Label_2d360780-cf75-4e00-a371-00f6922cc12d_ContentBits">0</meta:user-defined>
    <meta:user-defined meta:name="MSIP_Label_2d360780-cf75-4e00-a371-00f6922cc12d_Enabled">true</meta:user-defined>
    <meta:user-defined meta:name="MSIP_Label_2d360780-cf75-4e00-a371-00f6922cc12d_Method" meta:value-type="string">Standard</meta:user-defined>
    <meta:user-defined meta:name="MSIP_Label_2d360780-cf75-4e00-a371-00f6922cc12d_Name" meta:value-type="string">Non-Sensitive</meta:user-defined>
    <meta:user-defined meta:name="MSIP_Label_2d360780-cf75-4e00-a371-00f6922cc12d_SetDate" meta:value-type="string">2025-03-11T14:40:25Z</meta:user-defined>
    <meta:user-defined meta:name="MSIP_Label_2d360780-cf75-4e00-a371-00f6922cc12d_SiteId" meta:value-type="string">736a8c9e-4b36-4ec5-8a9a-60f793ff47f3</meta:user-defined>
    <meta:user-defined meta:name="MSIP_Label_2d360780-cf75-4e00-a371-00f6922cc12d_Tag" meta:value-type="string">50, 3, 0, 1</meta:user-defined>
    <meta:template xlink:type="simple" xlink:actuate="onRequest" xlink:title="Normal.dotm" xlink:href=""/>
  </office:meta>
</office:document-meta>
</file>